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15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1">
      <style:table-cell-properties style:rotation-align="none"/>
    </style:style>
    <style:style style:name="ce4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1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6 casos confirmados no ha sido posible identificar la edad o el sexo</text:span>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6" office:value-type="string" calcext:value-type="string">
            <text:p>Hombre</text:p>
          </table:table-cell>
          <table:table-cell table:style-name="ce16" office:value-type="string" calcext:value-type="string">
            <text:p>Mujer</text:p>
          </table:table-cell>
          <table:table-cell table:style-name="ce16" office:value-type="string" calcext:value-type="string">
            <text:p>Total general</text:p>
          </table:table-cell>
          <table:table-cell table:style-name="ce36" office:value-type="string" calcext:value-type="string">
            <text:p>% <text:s/>sobre el total</text:p>
          </table:table-cell>
          <table:table-cell table:style-name="ce36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1" table:formula="of:=[.B3]+[.C3]" office:value-type="float" office:value="3" calcext:value-type="float">
            <text:p>3</text:p>
          </table:table-cell>
          <table:table-cell table:style-name="ce37" table:formula="of:=[.D3]/[.$D$12]" office:value-type="percentage" office:value="0.0102739726027397" calcext:value-type="percentage">
            <text:p>1,0%</text:p>
          </table:table-cell>
          <table:table-cell table:style-name="ce41" table:formula="of:=[.E3]" office:value-type="percentage" office:value="0.0102739726027397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8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31" table:formula="of:=[.B4]+[.C4]" office:value-type="float" office:value="34" calcext:value-type="float">
            <text:p>34</text:p>
          </table:table-cell>
          <table:table-cell table:style-name="ce37" table:formula="of:=[.D4]/[.$D$12]" office:value-type="percentage" office:value="0.116438356164384" calcext:value-type="percentage">
            <text:p>11,6%</text:p>
          </table:table-cell>
          <table:table-cell table:style-name="ce42" table:formula="of:=[.F3]+[.E4]" office:value-type="percentage" office:value="0.126712328767123" calcext:value-type="percentage">
            <text:p>1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8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31" table:formula="of:=[.B5]+[.C5]" office:value-type="float" office:value="21" calcext:value-type="float">
            <text:p>21</text:p>
          </table:table-cell>
          <table:table-cell table:style-name="ce37" table:formula="of:=[.D5]/[.$D$12]" office:value-type="percentage" office:value="0.0719178082191781" calcext:value-type="percentage">
            <text:p>7,2%</text:p>
          </table:table-cell>
          <table:table-cell table:style-name="ce41" table:formula="of:=[.F4]+[.E5]" office:value-type="percentage" office:value="0.198630136986301" calcext:value-type="percentage">
            <text:p>2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8" office:value-type="float" office:value="15" calcext:value-type="float">
            <text:p>15</text:p>
          </table:table-cell>
          <table:table-cell table:style-name="ce27" office:value-type="float" office:value="23" calcext:value-type="float">
            <text:p>23</text:p>
          </table:table-cell>
          <table:table-cell table:style-name="ce31" table:formula="of:=[.B6]+[.C6]" office:value-type="float" office:value="38" calcext:value-type="float">
            <text:p>38</text:p>
          </table:table-cell>
          <table:table-cell table:style-name="ce37" table:formula="of:=[.D6]/[.$D$12]" office:value-type="percentage" office:value="0.13013698630137" calcext:value-type="percentage">
            <text:p>13,0%</text:p>
          </table:table-cell>
          <table:table-cell table:style-name="ce43" table:formula="of:=[.F5]+[.E6]" office:value-type="percentage" office:value="0.328767123287671" calcext:value-type="percentage">
            <text:p>3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8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 table:style-name="ce31" table:formula="of:=[.B7]+[.C7]" office:value-type="float" office:value="50" calcext:value-type="float">
            <text:p>50</text:p>
          </table:table-cell>
          <table:table-cell table:style-name="ce37" table:formula="of:=[.D7]/[.$D$12]" office:value-type="percentage" office:value="0.171232876712329" calcext:value-type="percentage">
            <text:p>17,1%</text:p>
          </table:table-cell>
          <table:table-cell table:style-name="ce43" table:formula="of:=[.F6]+[.E7]" office:value-type="percentage" office:value="0.5" calcext:value-type="percentage">
            <text:p>5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8" office:value-type="float" office:value="27" calcext:value-type="float">
            <text:p>27</text:p>
          </table:table-cell>
          <table:table-cell table:style-name="ce27" office:value-type="float" office:value="12" calcext:value-type="float">
            <text:p>12</text:p>
          </table:table-cell>
          <table:table-cell table:style-name="ce31" table:formula="of:=[.B8]+[.C8]" office:value-type="float" office:value="39" calcext:value-type="float">
            <text:p>39</text:p>
          </table:table-cell>
          <table:table-cell table:style-name="ce37" table:formula="of:=[.D8]/[.$D$12]" office:value-type="percentage" office:value="0.133561643835616" calcext:value-type="percentage">
            <text:p>13,4%</text:p>
          </table:table-cell>
          <table:table-cell table:style-name="ce41" table:formula="of:=[.F7]+[.E8]" office:value-type="percentage" office:value="0.633561643835616" calcext:value-type="percentage">
            <text:p>6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8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 table:style-name="ce31" table:formula="of:=[.B9]+[.C9]" office:value-type="float" office:value="50" calcext:value-type="float">
            <text:p>50</text:p>
          </table:table-cell>
          <table:table-cell table:style-name="ce37" table:formula="of:=[.D9]/[.$D$12]" office:value-type="percentage" office:value="0.171232876712329" calcext:value-type="percentage">
            <text:p>17,1%</text:p>
          </table:table-cell>
          <table:table-cell table:style-name="ce41" table:formula="of:=[.F8]+[.E9]" office:value-type="percentage" office:value="0.804794520547945" calcext:value-type="percentage">
            <text:p>8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8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31" table:formula="of:=[.B10]+[.C10]" office:value-type="float" office:value="22" calcext:value-type="float">
            <text:p>22</text:p>
          </table:table-cell>
          <table:table-cell table:style-name="ce37" table:formula="of:=[.D10]/[.$D$12]" office:value-type="percentage" office:value="0.0753424657534247" calcext:value-type="percentage">
            <text:p>7,5%</text:p>
          </table:table-cell>
          <table:table-cell table:style-name="ce41" table:formula="of:=[.F9]+[.E10]" office:value-type="percentage" office:value="0.88013698630137" calcext:value-type="percentage">
            <text:p>8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8" office:value-type="float" office:value="16" calcext:value-type="float">
            <text:p>16</text:p>
          </table:table-cell>
          <table:table-cell table:style-name="ce27" office:value-type="float" office:value="19" calcext:value-type="float">
            <text:p>19</text:p>
          </table:table-cell>
          <table:table-cell table:style-name="ce31" table:formula="of:=[.B11]+[.C11]" office:value-type="float" office:value="35" calcext:value-type="float">
            <text:p>35</text:p>
          </table:table-cell>
          <table:table-cell table:style-name="ce38" table:formula="of:=[.D11]/[.$D$12]" office:value-type="percentage" office:value="0.11986301369863" calcext:value-type="percentage">
            <text:p>12,0%</text:p>
          </table:table-cell>
          <table:table-cell table:style-name="ce41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9" table:formula="of:=SUM([.B3:.B11])" office:value-type="float" office:value="141" calcext:value-type="float">
            <text:p>141</text:p>
          </table:table-cell>
          <table:table-cell table:style-name="ce19" table:formula="of:=SUM([.C3:.C11])" office:value-type="float" office:value="151" calcext:value-type="float">
            <text:p>151</text:p>
          </table:table-cell>
          <table:table-cell table:style-name="ce32" table:formula="of:=SUM([.D3:.D11])" office:value-type="float" office:value="292" calcext:value-type="float">
            <text:p>292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0" table:formula="of:=[.B12]/[.D12]" office:value-type="percentage" office:value="0.482876712328767" calcext:value-type="percentage">
            <text:p>48 %</text:p>
          </table:table-cell>
          <table:table-cell table:style-name="ce20" table:formula="of:=[.C12]/[.D12]" office:value-type="percentage" office:value="0.517123287671233" calcext:value-type="percentage">
            <text:p>52 %</text:p>
          </table:table-cell>
          <table:table-cell table:style-name="ce33"/>
          <table:table-cell table:number-columns-repeated="6"/>
        </table:table-row>
        <table:table-row table:style-name="ro1">
          <table:table-cell table:style-name="ce5"/>
          <table:table-cell table:style-name="ce20" table:number-columns-repeated="2"/>
          <table:table-cell table:style-name="ce33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<text:span text:style-name="T1">en 5 casos confirmado no ha sido posible identificar la provincia de procedencia</text:span>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6" office:value-type="string" calcext:value-type="string">
            <text:p>TERUEL</text:p>
          </table:table-cell>
          <table:table-cell table:style-name="ce16" office:value-type="string" calcext:value-type="string">
            <text:p>ZARAGOZA</text:p>
          </table:table-cell>
          <table:table-cell table:style-name="ce16" office:value-type="string" calcext:value-type="string">
            <text:p>OTROS/NO IDENTIFICADO</text:p>
          </table:table-cell>
          <table:table-cell table:style-name="ce16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210" calcext:value-type="float">
            <text:p>210</text:p>
          </table:table-cell>
          <table:table-cell table:style-name="ce34" office:value-type="float" office:value="7" calcext:value-type="float">
            <text:p>7</text:p>
          </table:table-cell>
          <table:table-cell table:style-name="ce22" table:formula="of:=SUM([.A18:.D18])" office:value-type="float" office:value="298" calcext:value-type="float">
            <text:p>298</text:p>
          </table:table-cell>
          <table:table-cell/>
          <table:table-cell table:style-name="ce53" office:value-type="percentage" office:value="0.041" calcext:value-type="percentage" table:number-columns-spanned="3" table:number-rows-spanned="1">
            <text:p>4,10 %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9" table:formula="of:=[.A18]/[.$E$18]" office:value-type="percentage" office:value="0.130872483221477" calcext:value-type="percentage">
            <text:p>13,1%</text:p>
          </table:table-cell>
          <table:table-cell table:style-name="ce9" table:formula="of:=[.B18]/[.$E$18]" office:value-type="percentage" office:value="0.140939597315436" calcext:value-type="percentage">
            <text:p>14,1%</text:p>
          </table:table-cell>
          <table:table-cell table:style-name="ce9" table:formula="of:=[.C18]/[.$E$18]" office:value-type="percentage" office:value="0.704697986577181" calcext:value-type="percentage">
            <text:p>70,5%</text:p>
          </table:table-cell>
          <table:table-cell table:style-name="ce9" table:formula="of:=[.D18]/[.$E$18]" office:value-type="percentage" office:value="0.023489932885906" calcext:value-type="percentage">
            <text:p>2,3%</text:p>
          </table:table-cell>
          <table:table-cell table:style-name="ce22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10" office:value-type="string" calcext:value-type="string">
            <text:p>Distribución por síntomas: <text:span text:style-name="T1">en 5 casos confirmados no ha sido posible identificar la existencia o no de sintomatología</text:span></text:p>
          </table:table-cell>
          <table:table-cell table:number-columns-repeated="5"/>
          <table:table-cell table:style-name="ce54" office:value-type="float" office:value="10" calcext:value-type="float" table:number-columns-spanned="3" table:number-rows-spanned="1">
            <text:p>10,00</text:p>
          </table:table-cell>
          <table:covered-table-cell table:style-name="ce63"/>
          <table:covered-table-cell table:style-name="ce7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47" calcext:value-type="float">
            <text:p>147</text:p>
          </table:table-cell>
          <table:table-cell table:style-name="ce28" table:formula="of:=[.B22]/298" office:value-type="percentage" office:value="0.493288590604027" calcext:value-type="percentage">
            <text:p>49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2" office:value-type="float" office:value="146" calcext:value-type="float">
            <text:p>146</text:p>
          </table:table-cell>
          <table:table-cell table:style-name="ce29" table:formula="of:=[.B23]/298" office:value-type="percentage" office:value="0.48993288590604" calcext:value-type="percentage">
            <text:p>49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18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8 casos confirmado no ha sido posible identificar el sector sanitario.</text:span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39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3" office:value-type="float" office:value="20" calcext:value-type="float">
            <text:p>20</text:p>
          </table:table-cell>
          <table:table-cell table:style-name="ce30" table:formula="of:=[.B28]/[.$B$98]" office:value-type="percentage" office:value="0.0671140939597315" calcext:value-type="percentage">
            <text:p>6,71 %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ALCAÑIZ</text:p>
          </table:table-cell>
          <table:table-cell table:style-name="ce55" office:value-type="float" office:value="32" calcext:value-type="float">
            <text:p>32</text:p>
          </table:table-cell>
          <table:table-cell table:style-name="ce64" table:formula="of:=[.G28]/[.G$37]" office:value-type="percentage" office:value="0.10738255033557" calcext:value-type="percentage">
            <text:p>10,74 %</text:p>
          </table:table-cell>
          <table:table-cell table:style-name="ce72"/>
          <table:table-cell table:style-name="ce6"/>
        </table:table-row>
        <table:table-row table:style-name="ro2">
          <table:table-cell table:style-name="ce13" office:value-type="string" calcext:value-type="string">
            <text:p>Maria De Huerva</text:p>
          </table:table-cell>
          <table:table-cell table:style-name="ce23" office:value-type="float" office:value="18" calcext:value-type="float">
            <text:p>18</text:p>
          </table:table-cell>
          <table:table-cell table:style-name="ce30" table:formula="of:=[.B29]/[.$B$98]" office:value-type="percentage" office:value="0.0604026845637584" calcext:value-type="percentage">
            <text:p>6,04 %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45" office:value-type="string" calcext:value-type="string">
            <text:p>BARBASTRO</text:p>
          </table:table-cell>
          <table:table-cell table:style-name="ce56" office:value-type="float" office:value="8" calcext:value-type="float">
            <text:p>8</text:p>
          </table:table-cell>
          <table:table-cell table:style-name="ce65" table:formula="of:=[.G29]/[.G$37]" office:value-type="percentage" office:value="0.0268456375838926" calcext:value-type="percentage">
            <text:p>2,68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3" office:value-type="float" office:value="16" calcext:value-type="float">
            <text:p>16</text:p>
          </table:table-cell>
          <table:table-cell table:style-name="ce30" table:formula="of:=[.B30]/[.$B$98]" office:value-type="percentage" office:value="0.0536912751677852" calcext:value-type="percentage">
            <text:p>5,37 %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45" office:value-type="string" calcext:value-type="string">
            <text:p>CALATAYUD</text:p>
          </table:table-cell>
          <table:table-cell table:style-name="ce56" office:value-type="float" office:value="2" calcext:value-type="float">
            <text:p>2</text:p>
          </table:table-cell>
          <table:table-cell table:style-name="ce66" table:formula="of:=[.G30]/[.G$37]" office:value-type="percentage" office:value="0.00671140939597315" calcext:value-type="percentage">
            <text:p>0,67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3" office:value-type="float" office:value="12" calcext:value-type="float">
            <text:p>12</text:p>
          </table:table-cell>
          <table:table-cell table:style-name="ce30" table:formula="of:=[.B31]/[.$B$98]" office:value-type="percentage" office:value="0.0402684563758389" calcext:value-type="percentage">
            <text:p>4,03 %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45" office:value-type="string" calcext:value-type="string">
            <text:p>HUESCA</text:p>
          </table:table-cell>
          <table:table-cell table:style-name="ce56" office:value-type="float" office:value="29" calcext:value-type="float">
            <text:p>29</text:p>
          </table:table-cell>
          <table:table-cell table:style-name="ce65" table:formula="of:=[.G31]/[.G$37]" office:value-type="percentage" office:value="0.0973154362416107" calcext:value-type="percentage">
            <text:p>9,73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3" office:value-type="float" office:value="11" calcext:value-type="float">
            <text:p>11</text:p>
          </table:table-cell>
          <table:table-cell table:style-name="ce30" table:formula="of:=[.B32]/[.$B$98]" office:value-type="percentage" office:value="0.0369127516778524" calcext:value-type="percentage">
            <text:p>3,69 %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table:style-name="ce45" office:value-type="string" calcext:value-type="string">
            <text:p>TERUEL</text:p>
          </table:table-cell>
          <table:table-cell table:style-name="ce56" office:value-type="float" office:value="11" calcext:value-type="float">
            <text:p>11</text:p>
          </table:table-cell>
          <table:table-cell table:style-name="ce66" table:formula="of:=[.G32]/[.G$37]" office:value-type="percentage" office:value="0.0369127516778524" calcext:value-type="percentage">
            <text:p>3,69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Las Fuentes Norte</text:p>
          </table:table-cell>
          <table:table-cell table:style-name="ce23" office:value-type="float" office:value="11" calcext:value-type="float">
            <text:p>11</text:p>
          </table:table-cell>
          <table:table-cell table:style-name="ce30" table:formula="of:=[.B33]/[.$B$98]" office:value-type="percentage" office:value="0.0369127516778524" calcext:value-type="percentage">
            <text:p>3,69 %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45" office:value-type="string" calcext:value-type="string">
            <text:p>ZARAGOZA I</text:p>
          </table:table-cell>
          <table:table-cell table:style-name="ce56" office:value-type="float" office:value="28" calcext:value-type="float">
            <text:p>28</text:p>
          </table:table-cell>
          <table:table-cell table:style-name="ce65" table:formula="of:=[.G33]/[.G$37]" office:value-type="percentage" office:value="0.0939597315436242" calcext:value-type="percentage">
            <text:p>9,40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3" office:value-type="float" office:value="10" calcext:value-type="float">
            <text:p>10</text:p>
          </table:table-cell>
          <table:table-cell table:style-name="ce30" table:formula="of:=[.B34]/[.$B$98]" office:value-type="percentage" office:value="0.0335570469798658" calcext:value-type="percentage">
            <text:p>3,36 %</text:p>
          </table:table-cell>
          <table:table-cell table:style-name="ce35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ZARAGOZA II</text:p>
          </table:table-cell>
          <table:table-cell table:style-name="ce57" office:value-type="float" office:value="51" calcext:value-type="float">
            <text:p>51</text:p>
          </table:table-cell>
          <table:table-cell table:style-name="ce67" table:formula="of:=[.G34]/[.G$37]" office:value-type="percentage" office:value="0.171140939597315" calcext:value-type="percentage">
            <text:p>17,11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Oliver</text:p>
          </table:table-cell>
          <table:table-cell table:style-name="ce23" office:value-type="float" office:value="10" calcext:value-type="float">
            <text:p>10</text:p>
          </table:table-cell>
          <table:table-cell table:style-name="ce30" table:formula="of:=[.B35]/[.$B$98]" office:value-type="percentage" office:value="0.0335570469798658" calcext:value-type="percentage">
            <text:p>3,36 %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47" office:value-type="string" calcext:value-type="string">
            <text:p>ZARAGOZA III</text:p>
          </table:table-cell>
          <table:table-cell table:style-name="ce58" office:value-type="float" office:value="119" calcext:value-type="float">
            <text:p>119</text:p>
          </table:table-cell>
          <table:table-cell table:style-name="ce68" table:formula="of:=[.G35]/[.G$37]" office:value-type="percentage" office:value="0.399328859060403" calcext:value-type="percentage">
            <text:p>39,93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venida Cataluña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36]/[.$B$98]" office:value-type="percentage" office:value="0.0302013422818792" calcext:value-type="percentage">
            <text:p>3,02 %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48" office:value-type="string" calcext:value-type="string">
            <text:p>No identificado</text:p>
          </table:table-cell>
          <table:table-cell table:style-name="ce59" office:value-type="float" office:value="18" calcext:value-type="float">
            <text:p>18</text:p>
          </table:table-cell>
          <table:table-cell table:style-name="ce66" table:formula="of:=[.G36]/[.G$37]" office:value-type="percentage" office:value="0.0604026845637584" calcext:value-type="percentage">
            <text:p>6,04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Universitas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37]/[.$B$98]" office:value-type="percentage" office:value="0.0302013422818792" calcext:value-type="percentage">
            <text:p>3,02 %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298" calcext:value-type="float">
            <text:p>298</text:p>
          </table:table-cell>
          <table:table-cell table:style-name="ce69"/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38]/[.$B$98]" office:value-type="percentage" office:value="0.0268456375838926" calcext:value-type="percentage">
            <text:p>2,68 %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mudevar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39]/[.$B$98]" office:value-type="percentage" office:value="0.0268456375838926" calcext:value-type="percentage">
            <text:p>2,68 %</text:p>
          </table:table-cell>
          <table:table-cell table:style-name="ce35" office:value-type="float" office:value="12" calcext:value-type="float">
            <text:p>12</text:p>
          </table:table-cell>
          <table:table-cell/>
          <table:table-cell table:style-name="ce50" table:number-columns-repeated="5"/>
        </table:table-row>
        <table:table-row table:style-name="ro2">
          <table:table-cell table:style-name="ce13" office:value-type="string" calcext:value-type="string">
            <text:p>Bombarda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40]/[.$B$98]" office:value-type="percentage" office:value="0.023489932885906" calcext:value-type="percentage">
            <text:p>2,35 %</text:p>
          </table:table-cell>
          <table:table-cell table:style-name="ce35" office:value-type="float" office:value="13" calcext:value-type="float">
            <text:p>13</text:p>
          </table:table-cell>
          <table:table-cell/>
          <table:table-cell table:style-name="ce51" table:number-columns-repeated="5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41]/[.$B$98]" office:value-type="percentage" office:value="0.023489932885906" calcext:value-type="percentage">
            <text:p>2,35 %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Almozara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2]/[.$B$98]" office:value-type="percentage" office:value="0.0201342281879195" calcext:value-type="percentage">
            <text:p>2,01 %</text:p>
          </table:table-cell>
          <table:table-cell table:style-name="ce35" office:value-type="float" office:value="15" calcext:value-type="float">
            <text:p>15</text:p>
          </table:table-cell>
          <table:table-cell/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3]/[.$B$98]" office:value-type="percentage" office:value="0.0201342281879195" calcext:value-type="percentage">
            <text:p>2,01 %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corisa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44]/[.$B$98]" office:value-type="percentage" office:value="0.0167785234899329" calcext:value-type="percentage">
            <text:p>1,68 %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45]/[.$B$98]" office:value-type="percentage" office:value="0.0167785234899329" calcext:value-type="percentage">
            <text:p>1,68 %</text:p>
          </table:table-cell>
          <table:table-cell table:style-name="ce35" office:value-type="float" office:value="18" calcext:value-type="float">
            <text:p>18</text:p>
          </table:table-cell>
          <table:table-cell table:style-name="ce40"/>
          <table:table-cell table:number-columns-repeated="5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46]/[.$B$98]" office:value-type="percentage" office:value="0.0167785234899329" calcext:value-type="percentage">
            <text:p>1,68 %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47]/[.$B$98]" office:value-type="percentage" office:value="0.0167785234899329" calcext:value-type="percentage">
            <text:p>1,68 %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48]/[.$B$98]" office:value-type="percentage" office:value="0.0167785234899329" calcext:value-type="percentage">
            <text:p>1,68 %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Norte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49]/[.$B$98]" office:value-type="percentage" office:value="0.0134228187919463" calcext:value-type="percentage">
            <text:p>1,34 %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fajarin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0]/[.$B$98]" office:value-type="percentage" office:value="0.0134228187919463" calcext:value-type="percentage">
            <text:p>1,34 %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ijar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1]/[.$B$98]" office:value-type="percentage" office:value="0.0134228187919463" calcext:value-type="percentage">
            <text:p>1,34 %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Parque Goy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2]/[.$B$98]" office:value-type="percentage" office:value="0.0134228187919463" calcext:value-type="percentage">
            <text:p>1,34 %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arazon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3]/[.$B$98]" office:value-type="percentage" office:value="0.0134228187919463" calcext:value-type="percentage">
            <text:p>1,34 %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arbastro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54]/[.$B$98]" office:value-type="percentage" office:value="0.0100671140939597" calcext:value-type="percentage">
            <text:p>1,01 %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55]/[.$B$98]" office:value-type="percentage" office:value="0.0100671140939597" calcext:value-type="percentage">
            <text:p>1,01 %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adre Vedruna-Miraflores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56]/[.$B$98]" office:value-type="percentage" office:value="0.0100671140939597" calcext:value-type="percentage">
            <text:p>1,01 %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Reboleri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57]/[.$B$98]" office:value-type="percentage" office:value="0.0100671140939597" calcext:value-type="percentage">
            <text:p>1,01 %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biñanigo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58]/[.$B$98]" office:value-type="percentage" office:value="0.0100671140939597" calcext:value-type="percentage">
            <text:p>1,01 %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aldefierro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59]/[.$B$98]" office:value-type="percentage" office:value="0.0100671140939597" calcext:value-type="percentage">
            <text:p>1,01 %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Sur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0]/[.$B$98]" office:value-type="percentage" office:value="0.00671140939597315" calcext:value-type="percentage">
            <text:p>0,67 %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agon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1]/[.$B$98]" office:value-type="percentage" office:value="0.00671140939597315" calcext:value-type="percentage">
            <text:p>0,67 %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2]/[.$B$98]" office:value-type="percentage" office:value="0.00671140939597315" calcext:value-type="percentage">
            <text:p>0,67 %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inefar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3]/[.$B$98]" office:value-type="percentage" office:value="0.00671140939597315" calcext:value-type="percentage">
            <text:p>0,67 %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lamoch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4]/[.$B$98]" office:value-type="percentage" office:value="0.00671140939597315" calcext:value-type="percentage">
            <text:p>0,67 %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spe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5]/[.$B$98]" office:value-type="percentage" office:value="0.00671140939597315" calcext:value-type="percentage">
            <text:p>0,67 %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Epil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6]/[.$B$98]" office:value-type="percentage" office:value="0.00671140939597315" calcext:value-type="percentage">
            <text:p>0,67 %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Fernando El Catolico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7]/[.$B$98]" office:value-type="percentage" office:value="0.00671140939597315" calcext:value-type="percentage">
            <text:p>0,67 %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Rural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8]/[.$B$98]" office:value-type="percentage" office:value="0.00671140939597315" calcext:value-type="percentage">
            <text:p>0,67 %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Jose Sur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9]/[.$B$98]" office:value-type="percentage" office:value="0.00671140939597315" calcext:value-type="percentage">
            <text:p>0,67 %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0]/[.$B$98]" office:value-type="percentage" office:value="0.00671140939597315" calcext:value-type="percentage">
            <text:p>0,67 %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1]/[.$B$98]" office:value-type="percentage" office:value="0.00671140939597315" calcext:value-type="percentage">
            <text:p>0,67 %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2"/>
          <table:table-cell table:style-name="ce61"/>
          <table:table-cell table:number-columns-repeated="3"/>
        </table:table-row>
        <table:table-row table:style-name="ro2">
          <table:table-cell table:style-name="ce13" office:value-type="string" calcext:value-type="string">
            <text:p>Actur Oest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2]/[.$B$98]" office:value-type="percentage" office:value="0.00335570469798658" calcext:value-type="percentage">
            <text:p>0,34 %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fambr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3]/[.$B$98]" office:value-type="percentage" office:value="0.00335570469798658" calcext:value-type="percentage">
            <text:p>0,34 %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yerb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4]/[.$B$98]" office:value-type="percentage" office:value="0.00335570469798658" calcext:value-type="percentage">
            <text:p>0,34 %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orj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5]/[.$B$98]" office:value-type="percentage" office:value="0.00335570469798658" calcext:value-type="percentage">
            <text:p>0,34 %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land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6]/[.$B$98]" office:value-type="percentage" office:value="0.00335570469798658" calcext:value-type="percentage">
            <text:p>0,34 %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latayud Urban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7]/[.$B$98]" office:value-type="percentage" office:value="0.00335570469798658" calcext:value-type="percentage">
            <text:p>0,34 %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mpo De Belchit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8]/[.$B$98]" office:value-type="percentage" office:value="0.00335570469798658" calcext:value-type="percentage">
            <text:p>0,34 %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sablan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9]/[.$B$98]" office:value-type="percentage" office:value="0.00335570469798658" calcext:value-type="percentage">
            <text:p>0,34 %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seta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0]/[.$B$98]" office:value-type="percentage" office:value="0.00335570469798658" calcext:value-type="percentage">
            <text:p>0,34 %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Frag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1]/[.$B$98]" office:value-type="percentage" office:value="0.00335570469798658" calcext:value-type="percentage">
            <text:p>0,34 %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ernan Corte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2]/[.$B$98]" office:value-type="percentage" office:value="0.00335570469798658" calcext:value-type="percentage">
            <text:p>0,34 %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3 (Pirineos)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3]/[.$B$98]" office:value-type="percentage" office:value="0.00335570469798658" calcext:value-type="percentage">
            <text:p>0,34 %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Illue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4]/[.$B$98]" office:value-type="percentage" office:value="0.00335570469798658" calcext:value-type="percentage">
            <text:p>0,34 %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Independenci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5]/[.$B$98]" office:value-type="percentage" office:value="0.00335570469798658" calcext:value-type="percentage">
            <text:p>0,34 %</text:p>
          </table:table-cell>
          <table:table-cell table:style-name="ce35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Ja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6]/[.$B$98]" office:value-type="percentage" office:value="0.00335570469798658" calcext:value-type="percentage">
            <text:p>0,34 %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iralbueno-Garrapinillo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7]/[.$B$98]" office:value-type="percentage" office:value="0.00335570469798658" calcext:value-type="percentage">
            <text:p>0,34 %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onzon Rural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8]/[.$B$98]" office:value-type="percentage" office:value="0.00335570469798658" calcext:value-type="percentage">
            <text:p>0,34 %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Romareda - Seminari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9]/[.$B$98]" office:value-type="percentage" office:value="0.00335570469798658" calcext:value-type="percentage">
            <text:p>0,34 %</text:p>
          </table:table-cell>
          <table:table-cell table:style-name="ce35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Jose Nort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0]/[.$B$98]" office:value-type="percentage" office:value="0.00335570469798658" calcext:value-type="percentage">
            <text:p>0,34 %</text:p>
          </table:table-cell>
          <table:table-cell table:style-name="ce35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amarite De Liter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1]/[.$B$98]" office:value-type="percentage" office:value="0.00335570469798658" calcext:value-type="percentage">
            <text:p>0,34 %</text:p>
          </table:table-cell>
          <table:table-cell table:style-name="ce35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Uteb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2]/[.$B$98]" office:value-type="percentage" office:value="0.00335570469798658" calcext:value-type="percentage">
            <text:p>0,34 %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Utrilla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3]/[.$B$98]" office:value-type="percentage" office:value="0.00335570469798658" calcext:value-type="percentage">
            <text:p>0,34 %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eneci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4]/[.$B$98]" office:value-type="percentage" office:value="0.00335570469798658" calcext:value-type="percentage">
            <text:p>0,34 %</text:p>
          </table:table-cell>
          <table:table-cell table:style-name="ce35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Zalfonad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5]/[.$B$98]" office:value-type="percentage" office:value="0.00335570469798658" calcext:value-type="percentage">
            <text:p>0,34 %</text:p>
          </table:table-cell>
          <table:table-cell table:style-name="ce3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Zuer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6]/[.$B$98]" office:value-type="percentage" office:value="0.00335570469798658" calcext:value-type="percentage">
            <text:p>0,34 %</text:p>
          </table:table-cell>
          <table:table-cell table:style-name="ce35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ona básica de Salud no identificada</text:p>
          </table:table-cell>
          <table:table-cell table:style-name="ce24" office:value-type="float" office:value="18" calcext:value-type="float">
            <text:p>18</text:p>
          </table:table-cell>
          <table:table-cell table:style-name="ce30" table:formula="of:=[.B97]/[.$B$98]" office:value-type="percentage" office:value="0.0604026845637584" calcext:value-type="percentage">
            <text:p>6,04 %</text:p>
          </table:table-cell>
          <table:table-cell table:style-name="ce35"/>
          <table:table-cell table:number-columns-repeated="6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25" table:formula="of:=SUM([.B28:.B97])" office:value-type="float" office:value="298" calcext:value-type="float">
            <text:p>298</text:p>
          </table:table-cell>
          <table:table-cell table:number-columns-repeated="8"/>
        </table:table-row>
        <table:table-row table:style-name="ro3" table:number-rows-repeated="1048477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15'.$A$1" table:cell-range-address="$'20200915'.$A$27:.$E$98"/>
        </table:named-expressions>
      </table:table>
      <table:named-expressions/>
      <table:database-ranges>
        <table:database-range table:name="__Anonymous_Sheet_DB__0" table:target-range-address="'20200915'.A27:'20200915'.E9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15" style:display-name="PageStyle_202009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16T15:23:25</dc:date>
    <meta:generator>LibreOffice/6.0.7.3$Linux_X86_64 LibreOffice_project/00m0$Build-3</meta:generator>
    <meta:document-statistic meta:table-count="1" meta:cell-count="412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